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ara@ubuntusudo apt install git</text:p>
      <text:p text:style-name="Standard">Reading package lists... Done</text:p>
      <text:p text:style-name="Standard">Building dependency tree <text:s text:c="6"/></text:p>
      <text:p text:style-name="Standard">Reading state information... Done</text:p>
      <text:p text:style-name="Standard">git is already the newest version (1:2.14.1-1ubuntu4).</text:p>
      <text:p text:style-name="Standard">0 upgraded, 0 newly installed, 0 to remove and 136 not upgraded.</text:p>
      <text:p text:style-name="Standard">clara@ubuntu:~$ git config --global user.name "Clara Haydar"</text:p>
      <text:p text:style-name="Standard">clara@ubuntu:~$ git config --global user.email "clara.haydar@std.balamand.edu.lb"</text:p>
      <text:p text:style-name="Standard">clara@ubuntu:~$ git config --global color.ui true</text:p>
      <text:p text:style-name="Standard">clara@ubuntu:~$ cd ..</text:p>
      <text:p text:style-name="Standard">clara@ubuntu:/home$ cd ~/Desktop/</text:p>
      <text:p text:style-name="Standard">clara@ubuntu:~/Desktop$ mkdir myrep</text:p>
      <text:p text:style-name="Standard">clara@ubuntu:~/Desktop$ cd myrep</text:p>
      <text:p text:style-name="Standard">clara@ubuntu:~/Desktop/myrep$ git init</text:p>
      <text:p text:style-name="Standard">Initialized empty Git repository in /home/clara/Desktop/myrep/.git/</text:p>
      <text:p text:style-name="Standard">clara@ubuntu:~/Desktop/myrep$ vi hello.txt</text:p>
      <text:p text:style-name="Standard">clara@ubuntu:~/Desktop/myrep$ git status -s</text:p>
      <text:p text:style-name="Standard">?? hello.txt</text:p>
      <text:p text:style-name="Standard">clara@ubuntu:~/Desktop/myrep$ git status</text:p>
      <text:p text:style-name="Standard">On branch master</text:p>
      <text:p text:style-name="Standard"/>
      <text:p text:style-name="Standard">No commits yet</text:p>
      <text:p text:style-name="Standard"/>
      <text:p text:style-name="Standard">Untracked files:</text:p>
      <text:p text:style-name="Standard"><text:s text:c="2"/>(use "git add &lt;file&gt;..." to include in what will be committed)</text:p>
      <text:p text:style-name="Standard"/>
      <text:p text:style-name="Standard"><text:tab/>hello.txt</text:p>
      <text:p text:style-name="Standard"/>
      <text:p text:style-name="Standard">nothing added to commit but untracked files present (use "git add" to track)</text:p>
      <text:p text:style-name="Standard">clara@ubuntu:~/Desktop/myrep$ git add hello.txt</text:p>
      <text:p text:style-name="Standard">clara@ubuntu:~/Desktop/myrep$ git status -s</text:p>
      <text:p text:style-name="Standard">A <text:s/>hello.txt</text:p>
      <text:p text:style-name="Standard">clara@ubuntu:~/Desktop/myrep$ vi hello.txt</text:p>
      <text:p text:style-name="Standard">clara@ubuntu:~/Desktop/myrep$ git add hello.txt</text:p>
      <text:p text:style-name="Standard">clara@ubuntu:~/Desktop/myrep$ git status -s</text:p>
      <text:p text:style-name="Standard">A <text:s/>hello.txt</text:p>
      <text:p text:style-name="Standard">clara@ubuntu:~/Desktop/myrep$ git commit -m "added new file"</text:p>
      <text:p text:style-name="Standard">[master (root-commit) 50b509a] added new file</text:p>
      <text:p text:style-name="Standard"><text:s/>1 file changed, 1 insertion(+)</text:p>
      <text:p text:style-name="Standard"><text:s/>create mode 100644 hello.txt</text:p>
      <text:p text:style-name="Standard">clara@ubuntu:~/Desktop/myrep$ git rm hello2.txt</text:p>
      <text:p text:style-name="Standard">fatal: pathspec 'hello2.txt' did not match any files</text:p>
      <text:p text:style-name="Standard">clara@ubuntu:~/Desktop/myrep$ git rm hello.txt</text:p>
      <text:p text:style-name="Standard">rm 'hello.txt'</text:p>
      <text:p text:style-name="Standard">clara@ubuntu:~/Desktop/myrep$ vi hello.txt</text:p>
      <text:p text:style-name="Standard">clara@ubuntu:~/Desktop/myrep$ git mv hello.txt hello2.txt</text:p>
      <text:p text:style-name="Standard">fatal: not under version control, source=hello.txt, destination=hello2.txt</text:p>
      <text:p text:style-name="Standard">clara@ubuntu:~/Desktop/myrep$ git add hello.txt</text:p>
      <text:p text:style-name="Standard">clara@ubuntu:~/Desktop/myrep$ git commit -m "added new file"</text:p>
      <text:p text:style-name="Standard"><text:soft-page-break/>On branch master</text:p>
      <text:p text:style-name="Standard">nothing to commit, working tree clean</text:p>
      <text:p text:style-name="Standard">clara@ubuntu:~/Desktop/myrep$ git mv hello.txt hello2.txt</text:p>
      <text:p text:style-name="Standard">clara@ubuntu:~/Desktop/myrep$ ls</text:p>
      <text:p text:style-name="Standard">hello2.txt</text:p>
      <text:p text:style-name="Standard">clara@ubuntu:~/Desktop/myrep$ mkdir subfldr</text:p>
      <text:p text:style-name="Standard">clara@ubuntu:~/Desktop/myrep$ git mv hello2.txt subfldr/</text:p>
      <text:p text:style-name="Standard">clara@ubuntu:~/Desktop/myrep$ git log --oneline</text:p>
      <text:p text:style-name="Standard">50b509a (HEAD -&gt; master) added new file</text:p>
      <text:p text:style-name="Standard">clara@ubuntu:~/Desktop/myrep$ git diff subfldr/hello2.txt</text:p>
      <text:p text:style-name="Standard">clara@ubuntu:~/Desktop/myrep$ vi comments.txt</text:p>
      <text:p text:style-name="Standard">clara@ubuntu:~/Desktop/myrep$ git status -s</text:p>
      <text:p text:style-name="Standard">R <text:s/>hello.txt -&gt; subfldr/hello2.txt</text:p>
      <text:p text:style-name="Standard">?? comments.txt</text:p>
      <text:p text:style-name="Standard">clara@ubuntu:~/Desktop/myrep$ vi .gitignore</text:p>
      <text:p text:style-name="Standard">clara@ubuntu:~/Desktop/myrep$ git status -s</text:p>
      <text:p text:style-name="Standard">R <text:s/>hello.txt -&gt; subfldr/hello2.txt</text:p>
      <text:p text:style-name="Standard">?? .gitignore</text:p>
      <text:p text:style-name="Standard">?? comments.txt</text:p>
      <text:p text:style-name="Standard">clara@ubuntu:~/Desktop/myrep$ cd ..</text:p>
      <text:p text:style-name="Standard">clara@ubuntu:~/Desktop$ locate .bashrc</text:p>
      <text:p text:style-name="Standard">/etc/bash.bashrc</text:p>
      <text:p text:style-name="Standard">/etc/skel/.bashrc</text:p>
      <text:p text:style-name="Standard">/home/clara/.bashrc</text:p>
      <text:p text:style-name="Standard">/usr/share/base-files/dot.bashrc</text:p>
      <text:p text:style-name="Standard">/usr/share/doc/adduser/examples/adduser.local.conf.examples/bash.bashrc</text:p>
      <text:p text:style-name="Standard">/usr/share/doc/adduser/examples/adduser.local.conf.examples/skel/dot.bashrc</text:p>
      <text:p text:style-name="Standard">clara@ubuntu:~/Desktop$ vi ~/.bashrc </text:p>
      <text:p text:style-name="Standard">clara@ubuntu:~/Desktop$ cd ..</text:p>
      <text:p text:style-name="Standard">clara@ubuntu:~$ source .bashrc</text:p>
      <text:p text:style-name="Standard">clara@ubuntu:~$ ls -altr</text:p>
      <text:p text:style-name="Standard">total 104</text:p>
      <text:p text:style-name="Standard">drwxr-xr-x <text:s/>3 clara clara 4096 Feb <text:s/>9 17:31 .local</text:p>
      <text:p text:style-name="Standard">drwxr-xr-x <text:s/>2 clara clara 4096 Feb <text:s/>9 17:31 Downloads</text:p>
      <text:p text:style-name="Standard">drwxr-xr-x <text:s/>2 clara clara 4096 Feb <text:s/>9 17:31 Videos</text:p>
      <text:p text:style-name="Standard">drwxr-xr-x <text:s/>2 clara clara 4096 Feb <text:s/>9 17:31 Templates</text:p>
      <text:p text:style-name="Standard">drwxr-xr-x <text:s/>2 clara clara 4096 Feb <text:s/>9 17:31 Public</text:p>
      <text:p text:style-name="Standard">drwxr-xr-x <text:s/>2 clara clara 4096 Feb <text:s/>9 17:31 Pictures</text:p>
      <text:p text:style-name="Standard">drwxr-xr-x <text:s/>2 clara clara 4096 Feb <text:s/>9 17:31 Music</text:p>
      <text:p text:style-name="Standard">drwxr-xr-x <text:s/>2 clara clara 4096 Feb <text:s/>9 17:31 Documents</text:p>
      <text:p text:style-name="Standard">drwx------ <text:s/>4 clara clara 4096 Feb <text:s/>9 20:40 .thunderbird</text:p>
      <text:p text:style-name="Standard">drwx------ <text:s/>5 clara clara 4096 Feb <text:s/>9 20:48 .mozilla</text:p>
      <text:p text:style-name="Standard">drwx------ <text:s/>2 clara clara 4096 Feb <text:s/>9 21:01 .gnupg</text:p>
      <text:p text:style-name="Standard">drwx------ <text:s/>2 clara clara 4096 Feb <text:s/>9 21:01 .ssh</text:p>
      <text:p text:style-name="Standard">drwxr-xr-x 17 clara clara 4096 Feb <text:s/>9 21:02 .config</text:p>
      <text:p text:style-name="Standard">drwxr-xr-x <text:s/>3 root <text:s/>root <text:s/>4096 Feb <text:s/>9 22:18 ..</text:p>
      <text:p text:style-name="Standard">-rw-r--r-- <text:s/>1 clara clara 8980 Feb <text:s/>9 22:18 examples.desktop</text:p>
      <text:p text:style-name="Standard">-rw-r--r-- <text:s/>1 clara clara <text:s/>675 Feb <text:s/>9 22:18 .profile</text:p>
      <text:p text:style-name="Standard">-rw-r--r-- <text:s/>1 clara clara <text:s/>220 Feb <text:s/>9 22:18 .bash_logout</text:p>
      <text:p text:style-name="Standard"><text:soft-page-break/>-rw-r--r-- <text:s/>1 clara clara <text:s text:c="3"/>0 Mar 11 10:03 .sudo_as_admin_successful</text:p>
      <text:p text:style-name="Standard">-rw------- <text:s/>1 clara clara 1103 Mar 11 10:29 .bash_history</text:p>
      <text:p text:style-name="Standard">drwx------ 20 clara clara 4096 Mar 12 16:33 .cache</text:p>
      <text:p text:style-name="Standard">-rw-r--r-- <text:s/>1 clara clara <text:s text:c="2"/>89 Mar 12 16:34 .gitconfig</text:p>
      <text:p text:style-name="Standard">drwxr-xr-x <text:s/>3 clara clara 4096 Mar 12 16:34 Desktop</text:p>
      <text:p text:style-name="Standard">-rw-r--r-- <text:s/>1 clara clara 3771 Mar 12 17:07 .bashrc</text:p>
      <text:p text:style-name="Standard">drwxr-xr-x 17 clara clara 4096 Mar 12 17:07 .</text:p>
      <text:p text:style-name="Standard">-rw------- <text:s/>1 clara clara <text:s/>950 Mar 12 <text:s/>2018 .ICEauthority</text:p>
      <text:p text:style-name="Standard">clara@ubuntu:~$ ls</text:p>
      <text:p text:style-name="Standard">Desktop <text:s text:c="3"/>Downloads <text:s text:c="8"/>Music <text:s text:c="4"/>Public <text:s text:c="4"/>Videos</text:p>
      <text:p text:style-name="Standard">Documents <text:s/>examples.desktop <text:s/>Pictures <text:s/>Templates</text:p>
      <text:p text:style-name="Standard">clara@ubuntu:~$ ll</text:p>
      <text:p text:style-name="Standard">total 104</text:p>
      <text:p text:style-name="Standard">drwxr-xr-x 17 clara clara 4096 Mar 12 17:07 ./</text:p>
      <text:p text:style-name="Standard">drwxr-xr-x <text:s/>3 root <text:s/>root <text:s/>4096 Feb <text:s/>9 22:18 ../</text:p>
      <text:p text:style-name="Standard">-rw------- <text:s/>1 clara clara 1103 Mar 11 10:29 .bash_history</text:p>
      <text:p text:style-name="Standard">-rw-r--r-- <text:s/>1 clara clara <text:s/>220 Feb <text:s/>9 22:18 .bash_logout</text:p>
      <text:p text:style-name="Standard">-rw-r--r-- <text:s/>1 clara clara 3771 Mar 12 17:07 .bashrc</text:p>
      <text:p text:style-name="Standard">drwx------ 20 clara clara 4096 Mar 12 16:33 .cache/</text:p>
      <text:p text:style-name="Standard">drwxr-xr-x 17 clara clara 4096 Feb <text:s/>9 21:02 .config/</text:p>
      <text:p text:style-name="Standard">drwxr-xr-x <text:s/>3 clara clara 4096 Mar 12 16:34 Desktop/</text:p>
      <text:p text:style-name="Standard">drwxr-xr-x <text:s/>2 clara clara 4096 Feb <text:s/>9 17:31 Documents/</text:p>
      <text:p text:style-name="Standard">drwxr-xr-x <text:s/>2 clara clara 4096 Feb <text:s/>9 17:31 Downloads/</text:p>
      <text:p text:style-name="Standard">-rw-r--r-- <text:s/>1 clara clara 8980 Feb <text:s/>9 22:18 examples.desktop</text:p>
      <text:p text:style-name="Standard">-rw-r--r-- <text:s/>1 clara clara <text:s text:c="2"/>89 Mar 12 16:34 .gitconfig</text:p>
      <text:p text:style-name="Standard">drwx------ <text:s/>2 clara clara 4096 Feb <text:s/>9 21:01 .gnupg/</text:p>
      <text:p text:style-name="Standard">-rw------- <text:s/>1 clara clara <text:s/>950 Mar 12 <text:s/>2018 .ICEauthority</text:p>
      <text:p text:style-name="Standard">drwxr-xr-x <text:s/>3 clara clara 4096 Feb <text:s/>9 17:31 .local/</text:p>
      <text:p text:style-name="Standard">drwx------ <text:s/>5 clara clara 4096 Feb <text:s/>9 20:48 .mozilla/</text:p>
      <text:p text:style-name="Standard">drwxr-xr-x <text:s/>2 clara clara 4096 Feb <text:s/>9 17:31 Music/</text:p>
      <text:p text:style-name="Standard">drwxr-xr-x <text:s/>2 clara clara 4096 Feb <text:s/>9 17:31 Pictures/</text:p>
      <text:p text:style-name="Standard">-rw-r--r-- <text:s/>1 clara clara <text:s/>675 Feb <text:s/>9 22:18 .profile</text:p>
      <text:p text:style-name="Standard">drwxr-xr-x <text:s/>2 clara clara 4096 Feb <text:s/>9 17:31 Public/</text:p>
      <text:p text:style-name="Standard">drwx------ <text:s/>2 clara clara 4096 Feb <text:s/>9 21:01 .ssh/</text:p>
      <text:p text:style-name="Standard">-rw-r--r-- <text:s/>1 clara clara <text:s text:c="3"/>0 Mar 11 10:03 .sudo_as_admin_successful</text:p>
      <text:p text:style-name="Standard">drwxr-xr-x <text:s/>2 clara clara 4096 Feb <text:s/>9 17:31 Templates/</text:p>
      <text:p text:style-name="Standard">drwx------ <text:s/>4 clara clara 4096 Feb <text:s/>9 20:40 .thunderbird/</text:p>
      <text:p text:style-name="Standard">drwxr-xr-x <text:s/>2 clara clara 4096 Feb <text:s/>9 17:31 Videos/</text:p>
      <text:p text:style-name="Standard">clara@ubuntu:~$ git branch -a</text:p>
      <text:p text:style-name="Standard">fatal: Not a git repository (or any of the parent directories): .git</text:p>
      <text:p text:style-name="Standard">clara@ubuntu:~$ cd ~/myrep</text:p>
      <text:p text:style-name="Standard">bash: cd: /home/clara/myrep: No such file or directory</text:p>
      <text:p text:style-name="Standard">clara@ubuntu:~$ cd ~/Desktop/myrep</text:p>
      <text:p text:style-name="Standard">clara@ubuntu:~/Desktop/myrep$ git branch -a</text:p>
      <text:p text:style-name="Standard">* master</text:p>
      <text:p text:style-name="Standard">clara@ubuntu:~/Desktop/myrep$ git branch clara</text:p>
      <text:p text:style-name="Standard">clara@ubuntu:~/Desktop/myrep$ git branch --list</text:p>
      <text:p text:style-name="Standard"><text:s text:c="2"/>clara</text:p>
      <text:p text:style-name="Standard">* master</text:p>
      <text:p text:style-name="Standard"><text:soft-page-break/>clara@ubuntu:~/Desktop/myrep$ git branch -d clara</text:p>
      <text:p text:style-name="Standard">Deleted branch clara (was 50b509a).</text:p>
      <text:p text:style-name="Standard">clara@ubuntu:~/Desktop/myrep$ git branch --list</text:p>
      <text:p text:style-name="Standard">* master</text:p>
      <text:p text:style-name="Standard">clara@ubuntu:~/Desktop/myrep$ git branch clara</text:p>
      <text:p text:style-name="Standard">clara@ubuntu:~/Desktop/myrep$ git branch --list</text:p>
      <text:p text:style-name="Standard"><text:s text:c="2"/>clara</text:p>
      <text:p text:style-name="Standard">* master</text:p>
      <text:p text:style-name="Standard">clara@ubuntu:~/Desktop/myrep$ git branch -m clara CLARA</text:p>
      <text:p text:style-name="Standard">clara@ubuntu:~/Desktop/myrep$ git branch --list</text:p>
      <text:p text:style-name="Standard"><text:s text:c="2"/>CLARA</text:p>
      <text:p text:style-name="Standard">* master</text:p>
      <text:p text:style-name="Standard">clara@ubuntu:~/Desktop/myrep$ git checkout CLARA</text:p>
      <text:p text:style-name="Standard">D<text:tab/>hello.txt</text:p>
      <text:p text:style-name="Standard">A<text:tab/>subfldr/hello2.txt</text:p>
      <text:p text:style-name="Standard">Switched to branch 'CLARA'</text:p>
      <text:p text:style-name="Standard">clara@ubuntu:~/Desktop/myrep$ git branch --list</text:p>
      <text:p text:style-name="Standard">* CLARA</text:p>
      <text:p text:style-name="Standard"><text:s text:c="2"/>master</text:p>
      <text:p text:style-name="Standard">clara@ubuntu:~/Desktop/myrep$ git log --oneline</text:p>
      <text:p text:style-name="Standard">50b509a (HEAD -&gt; CLARA, master) added new file</text:p>
      <text:p text:style-name="Standard">clara@ubuntu:~/Desktop/myrep$ git checkout 50b509a</text:p>
      <text:p text:style-name="Standard">D<text:tab/>hello.txt</text:p>
      <text:p text:style-name="Standard">A<text:tab/>subfldr/hello2.txt</text:p>
      <text:p text:style-name="Standard">Note: checking out '50b509a'.</text:p>
      <text:p text:style-name="Standard"/>
      <text:p text:style-name="Standard">You are in 'detached HEAD' state. You can look around, make experimental</text:p>
      <text:p text:style-name="Standard">changes and commit them, and you can discard any commits you make in this</text:p>
      <text:p text:style-name="Standard">state without impacting any branches by performing another checkout.</text:p>
      <text:p text:style-name="Standard"/>
      <text:p text:style-name="Standard">If you want to create a new branch to retain commits you create, you may</text:p>
      <text:p text:style-name="Standard">do so (now or later) by using -b with the checkout command again. Example:</text:p>
      <text:p text:style-name="Standard"/>
      <text:p text:style-name="Standard"><text:s text:c="2"/>git checkout -b &lt;new-branch-name&gt;</text:p>
      <text:p text:style-name="Standard"/>
      <text:p text:style-name="Standard">HEAD is now at 50b509a... added new file</text:p>
      <text:p text:style-name="Standard">clara@ubuntu:~/Desktop/myrep$ git diff master CLARA trial.txt</text:p>
      <text:p text:style-name="Standard">fatal: ambiguous argument 'trial.txt': unknown revision or path not in the working tree.</text:p>
      <text:p text:style-name="Standard">Use '--' to separate paths from revisions, like this:</text:p>
      <text:p text:style-name="Standard">'git &lt;command&gt; [&lt;revision&gt;...] -- [&lt;file&gt;...]'</text:p>
      <text:p text:style-name="Standard">clara@ubuntu:~/Desktop/myrep$ git diff master CLARA hello2.txt</text:p>
      <text:p text:style-name="Standard">fatal: ambiguous argument 'hello2.txt': unknown revision or path not in the working tree.</text:p>
      <text:p text:style-name="Standard">Use '--' to separate paths from revisions, like this:</text:p>
      <text:p text:style-name="Standard">'git &lt;command&gt; [&lt;revision&gt;...] -- [&lt;file&gt;...]'</text:p>
      <text:p text:style-name="Standard">clara@ubuntu:~/Desktop/myrep$ git diff master CLARA comments.txt</text:p>
      <text:p text:style-name="Standard">clara@ubuntu:~/Desktop/myrep$ cd ..</text:p>
      <text:p text:style-name="Standard">clara@ubuntu:~/Desktop$ ~/Desktop$ git clone https://github.com/sabatmc/myRep2.git</text:p>
      <text:p text:style-name="Standard">bash: /home/clara/Desktop$: No such file or directory</text:p>
      <text:p text:style-name="Standard">clara@ubuntu:~/Desktop$ git clone https://github.com/sabatmc/myRep2.git</text:p>
      <text:p text:style-name="Standard"><text:soft-page-break/>Cloning into 'myRep2'...</text:p>
      <text:p text:style-name="Standard">fatal: unable to access 'https://github.com/sabatmc/myRep2.git/': Could not resolve host: github.com</text:p>
      <text:p text:style-name="Standard">clara@ubuntu:~/Desktop$ git clone https://github.com/sabatmc/myRep2.git</text:p>
      <text:p text:style-name="Standard">Cloning into 'myRep2'...</text:p>
      <text:p text:style-name="Standard">remote: Counting objects: 95, done.</text:p>
      <text:p text:style-name="Standard">remote: Compressing objects: 100% (48/48), done.</text:p>
      <text:p text:style-name="Standard">remote: Total 95 (delta 42), reused 68 (delta 27), pack-reused 12</text:p>
      <text:p text:style-name="Standard">Unpacking objects: 100% (95/95), done.</text:p>
      <text:p text:style-name="Standard">clara@ubuntu:~/Desktop$ git push</text:p>
      <text:p text:style-name="Standard">fatal: Not a git repository (or any of the parent directories): .git</text:p>
      <text:p text:style-name="Standard">clara@ubuntu:~/Desktop$ cd ..</text:p>
      <text:p text:style-name="Standard">clara@ubuntu:~$ cd ~/Desktop/myRep2</text:p>
      <text:p text:style-name="Standard">clara@ubuntu:~/Desktop/myRep2$ git push</text:p>
      <text:p text:style-name="Standard">Username for 'https://github.com': clarahaydar</text:p>
      <text:p text:style-name="Standard">Password for 'https://clarahaydar@github.com': </text:p>
      <text:p text:style-name="Standard">Everything up-to-date</text:p>
      <text:p text:style-name="Standard">clara@ubuntu:~/Desktop/myRep2$ git pull</text:p>
      <text:p text:style-name="Standard">Already up-to-date.</text:p>
      <text:p text:style-name="Standard">clara@ubuntu:~/Desktop/myRep2$ ll</text:p>
      <text:p text:style-name="Standard">total 44</text:p>
      <text:p text:style-name="Standard">drwxr-xr-x 3 clara clara 4096 Mar 12 17:28 ./</text:p>
      <text:p text:style-name="Standard">drwxr-xr-x 4 clara clara 4096 Mar 12 17:27 ../</text:p>
      <text:p text:style-name="Standard">drwxr-xr-x 8 clara clara 4096 Mar 12 17:30 .git/</text:p>
      <text:p text:style-name="Standard">-rw-r--r-- 1 clara clara <text:s text:c="2"/>20 Mar 12 17:28 GR.txt</text:p>
      <text:p text:style-name="Standard">-rw-r--r-- 1 clara clara <text:s text:c="3"/>8 Mar 12 17:28 macole</text:p>
      <text:p text:style-name="Standard">-rw-r--r-- 1 clara clara <text:s text:c="2"/>10 Mar 12 17:28 newtext.txt</text:p>
      <text:p text:style-name="Standard">-rw-r--r-- 1 clara clara <text:s text:c="3"/>0 Mar 12 17:28 README</text:p>
      <text:p text:style-name="Standard">-rw-r--r-- 1 clara clara <text:s/>881 Mar 12 17:28 READMEbashrc.txt</text:p>
      <text:p text:style-name="Standard">-rw-r--r-- 1 clara clara <text:s/>191 Mar 12 17:28 README.md</text:p>
      <text:p text:style-name="Standard">-rw-r--r-- 1 clara clara <text:s text:c="2"/>16 Mar 12 17:28 test1.txt</text:p>
      <text:p text:style-name="Standard">-rw-r--r-- 1 clara clara <text:s/>962 Mar 12 17:28 text1.txt</text:p>
      <text:p text:style-name="Standard">-rw-r--r-- 1 clara clara <text:s/>497 Mar 12 17:28 textClara.txt</text:p>
      <text:p text:style-name="Standard">clara@ubuntu:~/Desktop/myRep2$ vi clara1.txt</text:p>
      <text:p text:style-name="Standard">clara@ubuntu:~/Desktop/myRep2$ git add .</text:p>
      <text:p text:style-name="Standard">clara@ubuntu:~/Desktop/myRep2$ git commit -m "clara1 added text"</text:p>
      <text:p text:style-name="Standard">[master ab17b23] clara1 added text</text:p>
      <text:p text:style-name="Standard"><text:s/>1 file changed, 1 insertion(+)</text:p>
      <text:p text:style-name="Standard"><text:s/>create mode 100644 clara1.txt</text:p>
      <text:p text:style-name="Standard">clara@ubuntu:~/Desktop/myRep2$ git push</text:p>
      <text:p text:style-name="Standard">Username for 'https://github.com': clarahaydar</text:p>
      <text:p text:style-name="Standard">Password for 'https://clarahaydar@github.com': </text:p>
      <text:p text:style-name="Standard">Counting objects: 3, done.</text:p>
      <text:p text:style-name="Standard">Delta compression using up to 4 threads.</text:p>
      <text:p text:style-name="Standard">Compressing objects: 100% (2/2), done.</text:p>
      <text:p text:style-name="Standard">Writing objects: 100% (3/3), 282 bytes | 282.00 KiB/s, done.</text:p>
      <text:p text:style-name="Standard">Total 3 (delta 1), reused 0 (delta 0)</text:p>
      <text:p text:style-name="Standard">remote: Resolving deltas: 100% (1/1), completed with 1 local object.</text:p>
      <text:p text:style-name="Standard">To https://github.com/sabatmc/myRep2.git</text:p>
      <text:p text:style-name="Standard"><text:s text:c="3"/>4466230..ab17b23 <text:s/>master -&gt; master</text:p>
      <text:p text:style-name="Standard"><text:soft-page-break/>clara@ubuntu:~/Desktop/myRep2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7:34:12.206315456</meta:creation-date>
    <dc:date>2018-03-12T17:34:40.928966214</dc:date>
    <meta:editing-duration>PT30S</meta:editing-duration>
    <meta:editing-cycles>1</meta:editing-cycles>
    <meta:document-statistic meta:table-count="0" meta:image-count="0" meta:object-count="0" meta:page-count="6" meta:paragraph-count="238" meta:word-count="1383" meta:character-count="10274" meta:non-whitespace-character-count="8988"/>
    <meta:generator>LibreOffice/5.4.2.2$Linux_X86_64 LibreOffice_project/40m0$Build-2</meta:generator>
  </office:meta>
</office:document-meta>
</file>